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a0c80" officeooo:paragraph-rsid="000a0c80"/>
    </style:style>
    <style:style style:name="P2" style:family="paragraph" style:parent-style-name="Standard">
      <style:paragraph-properties fo:text-align="center" style:justify-single-word="false"/>
      <style:text-properties fo:font-size="16pt" fo:font-weight="bold" officeooo:rsid="000a0c80" officeooo:paragraph-rsid="000a0c80"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31120" officeooo:paragraph-rsid="00131120"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officeooo:rsid="000a0c80" officeooo:paragraph-rsid="000a0c8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officeooo:paragraph-rsid="000a0c80"/>
    </style:style>
    <style:style style:name="P6" style:family="paragraph" style:parent-style-name="Standard">
      <style:paragraph-properties fo:text-align="start" style:justify-single-word="false"/>
      <style:text-properties officeooo:paragraph-rsid="000f8197"/>
    </style:style>
    <style:style style:name="P7" style:family="paragraph" style:parent-style-name="Standard">
      <style:paragraph-properties fo:text-align="start" style:justify-single-word="false"/>
      <style:text-properties officeooo:rsid="000b5e97" officeooo:paragraph-rsid="000b5e97"/>
    </style:style>
    <style:style style:name="P8" style:family="paragraph" style:parent-style-name="Standard">
      <style:paragraph-properties fo:text-align="start" style:justify-single-word="false"/>
      <style:text-properties officeooo:rsid="000b5e97" officeooo:paragraph-rsid="000cfca4"/>
    </style:style>
    <style:style style:name="P9" style:family="paragraph" style:parent-style-name="Standard">
      <style:paragraph-properties fo:text-align="start" style:justify-single-word="false"/>
      <style:text-properties officeooo:rsid="000f8197" officeooo:paragraph-rsid="000f8197"/>
    </style:style>
    <style:style style:name="P10" style:family="paragraph" style:parent-style-name="Standard">
      <style:paragraph-properties fo:text-align="start" style:justify-single-word="false"/>
      <style:text-properties fo:font-weight="bold" officeooo:rsid="000f8197" officeooo:paragraph-rsid="000f8197" style:font-weight-asian="bold" style:font-weight-complex="bold"/>
    </style:style>
    <style:style style:name="P11" style:family="paragraph" style:parent-style-name="Standard" style:list-style-name="L1">
      <style:paragraph-properties fo:text-align="start" style:justify-single-word="false"/>
      <style:text-properties officeooo:paragraph-rsid="000a0c80"/>
    </style:style>
    <style:style style:name="P12" style:family="paragraph" style:parent-style-name="Standard" style:list-style-name="L3">
      <style:paragraph-properties fo:text-align="start" style:justify-single-word="false"/>
      <style:text-properties officeooo:paragraph-rsid="000f8197"/>
    </style:style>
    <style:style style:name="P13" style:family="paragraph" style:parent-style-name="Standard">
      <style:paragraph-properties fo:text-align="start" style:justify-single-word="false"/>
      <style:text-properties officeooo:rsid="000b5e97" officeooo:paragraph-rsid="000b5e97"/>
    </style:style>
    <style:style style:name="P14" style:family="paragraph" style:parent-style-name="Standard" style:list-style-name="L2">
      <style:paragraph-properties fo:text-align="start" style:justify-single-word="false"/>
      <style:text-properties officeooo:rsid="000b5e97" officeooo:paragraph-rsid="000b5e97"/>
    </style:style>
    <style:style style:name="P15" style:family="paragraph" style:parent-style-name="Standard" style:list-style-name="L3">
      <style:paragraph-properties fo:text-align="start" style:justify-single-word="false"/>
      <style:text-properties officeooo:rsid="000f8197" officeooo:paragraph-rsid="000f8197"/>
    </style:style>
    <style:style style:name="P16" style:family="paragraph" style:parent-style-name="Standard">
      <style:paragraph-properties fo:text-align="start" style:justify-single-word="false"/>
      <style:text-properties fo:font-weight="bold" officeooo:rsid="000f8197" officeooo:paragraph-rsid="000f8197" style:font-weight-asian="bold" style:font-weight-complex="bold"/>
    </style:style>
    <style:style style:name="P17" style:family="paragraph" style:parent-style-name="Standard" style:list-style-name="L4">
      <style:paragraph-properties fo:text-align="start" style:justify-single-word="false"/>
      <style:text-properties officeooo:rsid="000f9aa4" officeooo:paragraph-rsid="000f9aa4"/>
    </style:style>
    <style:style style:name="P18" style:family="paragraph" style:parent-style-name="Standard" style:list-style-name="L4">
      <style:paragraph-properties fo:text-align="start" style:justify-single-word="false"/>
      <style:text-properties fo:font-weight="normal" officeooo:rsid="000f9aa4" officeooo:paragraph-rsid="000f9aa4" style:font-weight-asian="normal" style:font-weight-complex="normal"/>
    </style:style>
    <style:style style:name="P19" style:family="paragraph" style:parent-style-name="Standard" style:list-style-name="L4">
      <style:paragraph-properties fo:text-align="start" style:justify-single-word="false"/>
      <style:text-properties fo:font-weight="normal" officeooo:rsid="00104d25" officeooo:paragraph-rsid="00104d25" style:font-weight-asian="normal" style:font-weight-complex="normal"/>
    </style:style>
    <style:style style:name="P20" style:family="paragraph" style:parent-style-name="Standard" style:list-style-name="L4">
      <style:paragraph-properties fo:text-align="start" style:justify-single-word="false"/>
      <style:text-properties fo:font-weight="normal" officeooo:rsid="0010f8fb" officeooo:paragraph-rsid="0010f8fb" style:font-weight-asian="normal" style:font-weight-complex="normal"/>
    </style:style>
    <style:style style:name="P21" style:family="paragraph" style:parent-style-name="Standard" style:list-style-name="L4">
      <style:paragraph-properties fo:text-align="start" style:justify-single-word="false"/>
      <style:text-properties fo:font-weight="normal" officeooo:rsid="0010f8fb" officeooo:paragraph-rsid="0012f5b8" style:font-weight-asian="normal" style:font-weight-complex="normal"/>
    </style:style>
    <style:style style:name="P22" style:family="paragraph" style:parent-style-name="Standard" style:list-style-name="L4">
      <style:paragraph-properties fo:text-align="start" style:justify-single-word="false"/>
      <style:text-properties officeooo:rsid="0010f8fb" officeooo:paragraph-rsid="0012f5b8"/>
    </style:style>
    <style:style style:name="P23" style:family="paragraph" style:parent-style-name="Standard">
      <style:paragraph-properties fo:text-align="center" style:justify-single-word="false"/>
      <style:text-properties officeooo:paragraph-rsid="000a0c80"/>
    </style:style>
    <style:style style:name="T1" style:family="text">
      <style:text-properties officeooo:rsid="000a0c80"/>
    </style:style>
    <style:style style:name="T2" style:family="text">
      <style:text-properties fo:font-size="14pt" fo:font-weight="normal" officeooo:rsid="000a0c80" style:font-size-asian="12.25pt" style:font-weight-asian="normal" style:font-size-complex="14pt" style:font-weight-complex="normal"/>
    </style:style>
    <style:style style:name="T3" style:family="text">
      <style:text-properties officeooo:rsid="000bfded"/>
    </style:style>
    <style:style style:name="T4" style:family="text">
      <style:text-properties fo:font-weight="bold" style:font-weight-asian="bold" style:font-weight-complex="bold"/>
    </style:style>
    <style:style style:name="T5" style:family="text">
      <style:text-properties officeooo:rsid="000f8197"/>
    </style:style>
    <style:style style:name="T6" style:family="text">
      <style:text-properties fo:font-weight="normal" style:font-weight-asian="normal" style:font-weight-complex="normal"/>
    </style:style>
    <style:style style:name="T7" style:family="text">
      <style:text-properties fo:font-weight="normal" officeooo:rsid="0012f5b8" style:font-weight-asian="normal" style:font-weight-complex="normal"/>
    </style:style>
    <style:style style:name="T8" style:family="text">
      <style:text-properties officeooo:rsid="000f9aa4"/>
    </style:style>
    <style:style style:name="T9" style:family="text">
      <style:text-properties fo:font-size="16pt" fo:font-weight="bold" officeooo:rsid="000a0c80"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9">Sudoku solver documentation</text:span></text:p>
      <text:p text:style-name="P3">Suto Evelyne, ICA, 256</text:p>
      <text:p text:style-name="P2"/>
      <text:p text:style-name="P4"/>
      <text:p text:style-name="P4">- Problem definition:</text:p>
      <text:p text:style-name="P5"><text:span text:style-name="T2"><text:tab/></text:span>Solve a <text:span text:style-name="T1">S</text:span>udoku game.</text:p>
      <text:p text:style-name="P5"/>
      <text:p text:style-name="P1"><text:tab/>Constraints of the game:</text:p>
      <text:list xml:id="list1600885129" text:style-name="L1">
        <text:list-item>
          <text:p text:style-name="P11">A 9x9 board, divided in 9 <text:span text:style-name="T1">s</text:span>quares of 3x3. </text:p>
        </text:list-item>
        <text:list-item>
          <text:p text:style-name="P11">Each cell has a number from 1 to 9. </text:p>
        </text:list-item>
        <text:list-item>
          <text:p text:style-name="P11">Any line has all numbers exactly once. </text:p>
        </text:list-item>
        <text:list-item>
          <text:p text:style-name="P11">Any column has all numbers exactly once. </text:p>
        </text:list-item>
        <text:list-item>
          <text:p text:style-name="P11">Any square has all numbers exactly once. </text:p>
        </text:list-item>
      </text:list>
      <text:p text:style-name="P5"/>
      <text:p text:style-name="P7">- Programming language used for implementation: <text:span text:style-name="T4">Java</text:span></text:p>
      <text:p text:style-name="P7"/>
      <text:p text:style-name="P7">- Defining the input/output:</text:p>
      <text:list xml:id="list87364498" text:style-name="L2">
        <text:list-item>
          <text:p text:style-name="P14">A txt file which can contain one or more unfilled Sudoku games</text:p>
        </text:list-item>
        <text:list-item>
          <text:p text:style-name="P14">A Sudoku game is defined on one line of the txt file which looks like this, each 9 character defines a row in the 9x9 board, where the “.” character means that it is not yet filled</text:p>
          <text:list>
            <text:list-header>
              <text:p text:style-name="P14">85...24..72......9..4.........1.7..23.5...9...4...........8..7..17..........36.4.</text:p>
            </text:list-header>
          </text:list>
        </text:list-item>
        <text:list-item>
          <text:p text:style-name="P14">Output of the solved boards is written to a file in the form of <text:span text:style-name="T3">following board</text:span></text:p>
        </text:list-item>
      </text:list>
      <text:p text:style-name="P7"><text:tab/><text:tab/>_ _ _ _ _ _ _ _ _ _ _ _ _ </text:p>
      <text:p text:style-name="P7"><text:tab/><text:tab/>| 8 1 5 | 3 2 4 | 9 7 6 | </text:p>
      <text:p text:style-name="P7"><text:tab/><text:tab/>| 3 9 6 | 1 7 5 | 4 2 8 | </text:p>
      <text:p text:style-name="P8"><text:tab/><text:tab/>| 7 2 4 | 6 8 9 | 5 3 1 |<text:line-break/><text:tab/><text:tab/>_ _ _ _ _ _ _ _ _ _ _ _ _ </text:p>
      <text:p text:style-name="P7"><text:tab/><text:tab/>| 5 3 7 | 2 9 6 | 8 1 4 | </text:p>
      <text:p text:style-name="P7"><text:tab/><text:tab/>| 6 8 1 | 7 4 3 | 2 5 9 | </text:p>
      <text:p text:style-name="P7"><text:tab/><text:tab/>| 2 4 9 | 8 5 1 | 7 6 3 | </text:p>
      <text:p text:style-name="P7"><text:tab/><text:tab/>_ _ _ _ _ _ _ _ _ _ _ _ _ </text:p>
      <text:p text:style-name="P7"><text:tab/><text:tab/>| 4 5 3 | 9 6 7 | 1 8 2 | </text:p>
      <text:p text:style-name="P7"><text:tab/><text:tab/>| 9 6 2 | 5 1 8 | 3 4 7 | </text:p>
      <text:p text:style-name="P7"><text:tab/><text:tab/>| 1 7 8 | 4 3 2 | 6 9 5 | </text:p>
      <text:p text:style-name="P7"><text:tab/><text:tab/>_ _ _ _ _ _ _ _ _ _ _ _ _ </text:p>
      <text:p text:style-name="P7"/>
      <text:p text:style-name="P6">- <text:span text:style-name="T5">Main components:</text:span></text:p>
      <text:list xml:id="list3923162401" text:style-name="L3">
        <text:list-item>
          <text:p text:style-name="P15">FileReader.java</text:p>
        </text:list-item>
        <text:list-item>
          <text:p text:style-name="P15">SudokuSolver.java</text:p>
        </text:list-item>
        <text:list-item>
          <text:p text:style-name="P15">Main.java </text:p>
          <text:p text:style-name="P12"/>
        </text:list-item>
      </text:list>
      <text:p text:style-name="P9">- General algorithm used for implementation: <text:span text:style-name="T4">Backtracking</text:span></text:p>
      <text:p text:style-name="P10"/>
      <text:p text:style-name="P10">- <text:span text:style-name="T8">The solver:</text:span></text:p>
      <text:list xml:id="list3079274998" text:style-name="L4">
        <text:list-item>
          <text:p text:style-name="P18">We use two different array to keep track of values that can be selected for each row/column and another matrix that keeps track of what values can be selected for a sub-square of the board</text:p>
        </text:list-item>
        <text:list-item>
          <text:p text:style-name="P17"><text:span text:style-name="T6">When we initialize the input our first move is to remove the values that were already set for the Sudoku from the possible values list e.g. if number one is in the first position we can surely eliminate number one from the first row, first column and first sub-square so we </text:span><text:soft-page-break/><text:span text:style-name="T6">remove 1 from the possible values list for these cases. As a result we already only have 8 possibilities for the first row, column and sub-square</text:span></text:p>
        </text:list-item>
        <text:list-item>
          <text:p text:style-name="P19">After the elimination to choose the first possible value to insert we look for the min element from the possible values that does not break any constraints and start the backtracking procedure with this value</text:p>
        </text:list-item>
        <text:list-item>
          <text:p text:style-name="P20">In the backtracking portion first we save the current board so we can come back to it if the problem has become over-constrained, then we set the previously mentioned index to the value and start to try to fill up the remaining parts by trying the elimination method for the rows, columns and squares and if the elimination did not fill up the board we try to find the next element with the method mentioned in the previous step</text:p>
        </text:list-item>
        <text:list-item>
          <text:p text:style-name="P21">If the backtrack fails we step back to the previous version of the board</text:p>
        </text:list-item>
        <text:list-item>
          <text:p text:style-name="P22"><text:span text:style-name="T7">We do these until the board is filled and the Sudoku is solved</text:span><text:span text:style-name="T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7:10:38.315055906</meta:creation-date>
    <dc:date>2019-10-19T23:05:07.455401497</dc:date>
    <meta:editing-duration>PT1H11M33S</meta:editing-duration>
    <meta:editing-cycles>12</meta:editing-cycles>
    <meta:generator>LibreOffice/6.0.7.3$Linux_X86_64 LibreOffice_project/00m0$Build-3</meta:generator>
    <meta:document-statistic meta:table-count="0" meta:image-count="0" meta:object-count="0" meta:page-count="2" meta:paragraph-count="41" meta:word-count="591" meta:character-count="2688" meta:non-whitespace-character-count="2109"/>
  </office:meta>
</office:document-meta>
</file>